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T1" style:family="text">
      <style:text-properties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Results:</text:p>
      <text:p text:style-name="P1"/>
      <text:p text:style-name="P3"><text:span text:style-name="T1">We were able to provide a</text:span> </text:p>
      <text:p text:style-name="P2"/>
      <text:p text:style-name="P3"><text:span text:style-name="T1"><text:s/>virtual heart artery model that</text:span> <text:span text:style-name="T1">can be</text:span> <text:span text:style-name="T1">used for simulating experiments</text:span> <text:span text:style-name="T1">to research</text:span> <text:span text:style-name="T1">a</text:span> <text:span text:style-name="T1">cure for heart disease (plaqu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3701in" fo:margin-bottom="0.3701in" fo:margin-left="0.3701in" fo:margin-right="0.3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08T14:58:27.03</meta:creation-date>
    <dc:date>2015-08-16T16:38:24.89</dc:date>
    <meta:editing-duration>PT00H26M20S</meta:editing-duration>
    <meta:editing-cycles>8</meta:editing-cycles>
    <meta:generator>OpenOffice.org/3.1$Win32 OpenOffice.org_project/310m19$Build-9420</meta:generator>
    <meta:print-date>2015-08-08T15:18:06.07</meta:print-date>
    <meta:document-statistic meta:table-count="0" meta:image-count="0" meta:object-count="0" meta:page-count="1" meta:paragraph-count="3" meta:word-count="26" meta:character-count="152"/>
  </office:meta>
</office:document-meta>
</file>